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HG Mincho Light J" svg:font-family="'HG Mincho Light J'" style:font-family-generic="roman" style:font-pitch="variable"/>
    <style:font-face style:name="HG Mincho Light J1" svg:font-family="'HG Mincho Light J'"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imbus Roman No9 L" svg:font-family="'Nimbus Roman No9 L'" style:font-family-generic="roman" style:font-pitch="variable"/>
    <style:font-face style:name="Nimbus Roman No9 L1" svg:font-family="'Nimbus Roman No9 L'" style:font-family-generic="system" style:font-pitch="variable"/>
    <style:font-face style:name="Noto Sans Mono CJK SC" svg:font-family="'Noto Sans Mono CJK SC'" style:font-family-generic="modern" style:font-pitch="fixed"/>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mily-generic="roman" style:font-pitch="variable"/>
    <style:font-face style:name="Times1" svg:font-family="Times" style:font-family-generic="system" style:font-pitch="variable"/>
  </office:font-face-decls>
  <office:automatic-styles>
    <style:style style:name="Table1" style:family="table">
      <style:table-properties style:width="17.066cm" fo:margin-left="-0.092cm" fo:margin-top="0cm" fo:margin-bottom="0cm" table:align="left"/>
    </style:style>
    <style:style style:name="Table1.A" style:family="table-column">
      <style:table-column-properties style:column-width="17.066cm"/>
    </style:style>
    <style:style style:name="Table1.1" style:family="table-row">
      <style:table-row-properties fo:keep-together="auto"/>
    </style:style>
    <style:style style:name="Table1.A1" style:family="table-cell">
      <style:table-cell-properties fo:background-color="#e6e6e6" fo:padding-left="0.199cm" fo:padding-right="0.191cm" fo:padding-top="0cm" fo:padding-bottom="0cm" fo:border-left="0.5pt solid #000000" fo:border-right="0.5pt solid #000000" fo:border-top="0.5pt solid #000000" fo:border-bottom="none">
        <style:background-image/>
      </style:table-cell-properties>
    </style:style>
    <style:style style:name="Table1.A2" style:family="table-cell">
      <style:table-cell-properties fo:background-color="#e6e6e6" fo:padding-left="0.199cm" fo:padding-right="0.191cm" fo:padding-top="0cm" fo:padding-bottom="0cm" fo:border-left="0.5pt solid #000000" fo:border-right="0.5pt solid #000000" fo:border-top="none" fo:border-bottom="none">
        <style:background-image/>
      </style:table-cell-properties>
    </style:style>
    <style:style style:name="Table1.A6" style:family="table-cell">
      <style:table-cell-properties fo:background-color="#e6e6e6" fo:padding-left="0.199cm" fo:padding-right="0.191cm" fo:padding-top="0cm" fo:padding-bottom="0cm" fo:border-left="0.5pt solid #000000" fo:border-right="0.5pt solid #000000" fo:border-top="none" fo:border-bottom="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style:writing-mode="pag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style:writing-mode="page"/>
    </style:style>
    <style:style style:name="Tabla4" style:family="table">
      <style:table-properties style:width="16.986cm" fo:margin-left="0.037cm" table:align="left"/>
    </style:style>
    <style:style style:name="Tabla4.A" style:family="table-column">
      <style:table-column-properties style:column-width="16.986cm"/>
    </style:style>
    <style:style style:name="Tabla4.A1" style:family="table-cell">
      <style:table-cell-properties style:writing-mode="page"/>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min-row-height="2.09cm"/>
    </style:style>
    <style:style style:name="Tabla5.A1" style:family="table-cell">
      <style:table-cell-properties style:writing-mode="page"/>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style:writing-mode="page"/>
    </style:style>
    <style:style style:name="Tabla8" style:family="table">
      <style:table-properties style:width="17.066cm" fo:margin-left="-0.042cm" table:align="left"/>
    </style:style>
    <style:style style:name="Tabla8.A" style:family="table-column">
      <style:table-column-properties style:column-width="17.066cm"/>
    </style:style>
    <style:style style:name="Tabla8.A1" style:family="table-cell">
      <style:table-cell-properties style:writing-mode="page"/>
    </style:style>
    <style:style style:name="Table2" style:family="table">
      <style:table-properties style:width="17cm" fo:margin-left="0cm" fo:margin-top="0cm" fo:margin-bottom="0cm" table:align="left"/>
    </style:style>
    <style:style style:name="Table2.A" style:family="table-column">
      <style:table-column-properties style:column-width="17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style:writing-mode="page"/>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style:writing-mode="pag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498cm" style:type="center"/>
          <style:tab-stop style:position="16.999cm" style:type="right"/>
        </style:tab-stops>
      </style:paragraph-properties>
      <style:text-properties fo:font-variant="normal" fo:text-transform="none" fo:color="#000000" loext:opacity="100%" style:text-line-through-style="none" style:text-line-through-type="none" style:text-position="0% 100%" style:font-name="Nimbus Roman No9 L" fo:font-size="12pt" fo:font-style="normal" style:text-underline-style="none" fo:font-weight="normal" style:font-name-asian="Nimbus Roman No9 L1" style:font-size-asian="12pt" style:font-style-asian="normal" style:font-weight-asian="normal" style:font-name-complex="Nimbus Roman No9 L1" style:font-size-complex="12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3" style:family="paragraph" style:parent-style-name="Standard">
      <style:paragraph-properties fo:margin-left="0cm" fo:margin-right="0cm" fo:margin-top="0cm" fo:margin-bottom="0cm" style:contextual-spacing="false" fo:line-height="10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4" style:family="paragraph" style:parent-style-name="Table_20_Contents">
      <style:paragraph-properties fo:text-align="justify" style:justify-single-word="fals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0ccb62" officeooo:paragraph-rsid="0007d022" style:font-name-asian="Times1" style:font-size-asian="12pt" style:font-style-asian="normal" style:font-weight-asian="normal" style:font-name-complex="Times1" style:font-size-complex="12pt"/>
    </style:style>
    <style:style style:name="P5" style:family="paragraph" style:parent-style-name="Table_20_Contents">
      <style:paragraph-properties fo:text-align="justify" style:justify-single-word="fals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rsid="000ccb62" officeooo:paragraph-rsid="000ccb62" style:font-name-asian="Times1" style:font-size-asian="12pt" style:font-style-asian="normal" style:font-weight-asian="normal" style:font-name-complex="Times1" style:font-size-complex="12pt"/>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fo:font-size="12pt" fo:font-style="normal" style:text-underline-style="none" fo:font-weight="normal" officeooo:rsid="000f5e0b" officeooo:paragraph-rsid="000f5e0b" style:text-blinking="false" fo:background-color="transparent" style:font-name-asian="Times1" style:font-size-asian="12pt" style:font-name-complex="Times1" style:font-size-complex="12pt"/>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fo:font-size="12pt" fo:font-style="normal" style:text-underline-style="none" fo:font-weight="normal" officeooo:rsid="000f5e0b" officeooo:paragraph-rsid="001081ff" style:text-blinking="false" fo:background-color="transparent" style:font-name-asian="Times1" style:font-size-asian="12pt" style:font-name-complex="Times1" style:font-size-complex="12pt"/>
    </style:style>
    <style:style style:name="P8"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ff"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9" style:family="paragraph" style:parent-style-name="Standard">
      <style:paragraph-properties fo:text-align="justify" style:justify-single-word="false"/>
    </style:style>
    <style:style style:name="P10" style:family="paragraph" style:parent-style-name="Table_20_Contents">
      <style:paragraph-properties fo:text-align="justify" style:justify-single-word="false"/>
      <style:text-properties officeooo:paragraph-rsid="0019387d"/>
    </style:style>
    <style:style style:name="P11" style:family="paragraph" style:parent-style-name="Table_20_Contents">
      <style:paragraph-properties fo:text-align="justify" style:justify-single-word="false"/>
      <style:text-properties officeooo:paragraph-rsid="0020835c"/>
    </style:style>
    <style:style style:name="P12" style:family="paragraph" style:parent-style-name="Standard">
      <style:paragraph-properties fo:text-align="justify" style:justify-single-word="false"/>
      <style:text-properties style:font-name="Times" style:font-name-asian="Times1" style:font-name-complex="Times1"/>
    </style:style>
    <style:style style:name="P13" style:family="paragraph" style:parent-style-name="Standard">
      <style:paragraph-properties fo:margin-left="2.205cm" fo:margin-right="0cm" fo:text-align="justify" style:justify-single-word="false" fo:text-indent="0cm" style:auto-text-indent="false"/>
      <style:text-properties style:font-name="Times" style:font-name-asian="Times1" style:font-name-complex="Times1"/>
    </style:style>
    <style:style style:name="P14" style:family="paragraph" style:parent-style-name="Standard">
      <style:text-properties style:font-name="Times" style:font-name-asian="Times1" style:font-name-complex="Times1"/>
    </style:style>
    <style:style style:name="P15" style:family="paragraph" style:parent-style-name="Standard">
      <style:paragraph-properties fo:margin-left="2.205cm" fo:margin-right="0cm" fo:text-indent="0cm" style:auto-text-indent="false"/>
      <style:text-properties style:font-name="Times" style:font-name-asian="Times1" style:font-name-complex="Times1"/>
    </style:style>
    <style:style style:name="P16" style:family="paragraph" style:parent-style-name="Standard">
      <style:paragraph-properties fo:margin-left="0cm" fo:margin-right="0cm" fo:text-indent="0.661cm" style:auto-text-indent="false"/>
      <style:text-properties style:font-name="Times" style:font-name-asian="Times1" style:font-name-complex="Times1"/>
    </style:style>
    <style:style style:name="P17" style:family="paragraph" style:parent-style-name="Table_20_Contents">
      <style:paragraph-properties fo:text-align="justify" style:justify-single-word="false"/>
      <style:text-properties style:font-name="Times" officeooo:rsid="0004efc9" officeooo:paragraph-rsid="0004efc9" style:font-name-asian="Times1" style:font-name-complex="Times1"/>
    </style:style>
    <style:style style:name="P18" style:family="paragraph" style:parent-style-name="Table_20_Contents">
      <style:paragraph-properties fo:text-align="justify" style:justify-single-word="false"/>
      <style:text-properties style:font-name="Times" officeooo:rsid="0013c82f" officeooo:paragraph-rsid="0013c82f" style:font-name-asian="Times1" style:font-name-complex="Times1"/>
    </style:style>
    <style:style style:name="P19" style:family="paragraph" style:parent-style-name="Table_20_Contents">
      <style:paragraph-properties fo:text-align="justify" style:justify-single-word="false"/>
      <style:text-properties style:font-name="Times" officeooo:rsid="0014e507" officeooo:paragraph-rsid="0014e507" style:font-name-asian="Times1" style:font-name-complex="Times1"/>
    </style:style>
    <style:style style:name="P20" style:family="paragraph" style:parent-style-name="Table_20_Contents">
      <style:paragraph-properties fo:text-align="justify" style:justify-single-word="false"/>
      <style:text-properties style:font-name="Times" officeooo:rsid="001553aa" officeooo:paragraph-rsid="001553aa" style:font-name-asian="Times1" style:font-name-complex="Times1"/>
    </style:style>
    <style:style style:name="P21" style:family="paragraph" style:parent-style-name="Table_20_Contents">
      <style:paragraph-properties fo:text-align="justify" style:justify-single-word="false"/>
      <style:text-properties style:font-name="Times" officeooo:rsid="001c65d0" officeooo:paragraph-rsid="001c65d0" style:font-name-asian="Times1" style:font-name-complex="Times1"/>
    </style:style>
    <style:style style:name="P22" style:family="paragraph" style:parent-style-name="Table_20_Contents">
      <style:paragraph-properties fo:text-align="justify" style:justify-single-word="false"/>
      <style:text-properties style:font-name="Times" officeooo:rsid="001e519e" officeooo:paragraph-rsid="001e519e" style:font-name-asian="Times1" style:font-name-complex="Times1"/>
    </style:style>
    <style:style style:name="P23" style:family="paragraph" style:parent-style-name="Table_20_Contents">
      <style:paragraph-properties fo:text-align="justify" style:justify-single-word="false"/>
      <style:text-properties style:font-name="Times" officeooo:rsid="001e519e" officeooo:paragraph-rsid="001ebe04" style:font-name-asian="Times1" style:font-name-complex="Times1"/>
    </style:style>
    <style:style style:name="P24" style:family="paragraph" style:parent-style-name="Table_20_Contents">
      <style:paragraph-properties fo:text-align="justify" style:justify-single-word="false"/>
      <style:text-properties style:font-name="Times" officeooo:rsid="0020835c" officeooo:paragraph-rsid="0020835c" style:font-name-asian="Times1" style:font-name-complex="Times1"/>
    </style:style>
    <style:style style:name="P25" style:family="paragraph" style:parent-style-name="Standard">
      <style:paragraph-properties fo:text-align="justify" style:justify-single-word="false"/>
      <style:text-properties style:font-name="Times" fo:font-size="12pt" officeooo:rsid="000aa382" officeooo:paragraph-rsid="000db271" style:font-name-asian="Times1" style:font-size-asian="12pt" style:font-name-complex="Times1" style:font-size-complex="12pt"/>
    </style:style>
    <style:style style:name="P26" style:family="paragraph" style:parent-style-name="Table_20_Contents">
      <style:paragraph-properties fo:text-align="justify" style:justify-single-word="false"/>
      <style:text-properties style:font-name="Times" fo:font-size="12pt" officeooo:rsid="000aa382" officeooo:paragraph-rsid="000db271" style:font-name-asian="Times1" style:font-size-asian="12pt" style:font-name-complex="Times1" style:font-size-complex="12pt"/>
    </style:style>
    <style:style style:name="P27" style:family="paragraph" style:parent-style-name="Table_20_Contents">
      <style:paragraph-properties fo:text-align="justify" style:justify-single-word="false"/>
      <style:text-properties style:font-name="Times" fo:font-size="12pt" officeooo:rsid="000aa382" officeooo:paragraph-rsid="000f5e0b" style:font-name-asian="Times1" style:font-size-asian="12pt" style:font-name-complex="Times1" style:font-size-complex="12pt"/>
    </style:style>
    <style:style style:name="P28" style:family="paragraph" style:parent-style-name="Table_20_Contents">
      <style:paragraph-properties fo:text-align="justify" style:justify-single-word="false"/>
      <style:text-properties style:font-name="Times" fo:font-size="12pt" officeooo:rsid="000aa382" officeooo:paragraph-rsid="000ccb62" style:font-name-asian="Times1" style:font-size-asian="12pt" style:font-name-complex="Times1" style:font-size-complex="12pt"/>
    </style:style>
    <style:style style:name="P29" style:family="paragraph" style:parent-style-name="Standard">
      <style:paragraph-properties fo:text-align="justify" style:justify-single-word="false"/>
      <style:text-properties style:font-name="Times" fo:font-size="12pt" officeooo:rsid="000aa382" officeooo:paragraph-rsid="001200e7" style:font-name-asian="Times1" style:font-size-asian="12pt" style:font-name-complex="Times1" style:font-size-complex="12pt"/>
    </style:style>
    <style:style style:name="P30" style:family="paragraph" style:parent-style-name="Table_20_Contents">
      <style:paragraph-properties fo:text-align="justify" style:justify-single-word="false"/>
      <style:text-properties style:font-name="Times" fo:font-size="12pt" officeooo:paragraph-rsid="0007d022" style:font-name-asian="Times1" style:font-size-asian="12pt" style:font-name-complex="Times1" style:font-size-complex="12pt"/>
    </style:style>
    <style:style style:name="P31" style:family="paragraph" style:parent-style-name="Table_20_Contents">
      <style:paragraph-properties fo:text-align="justify" style:justify-single-word="false"/>
      <style:text-properties style:font-name="Times" fo:font-size="12pt" officeooo:rsid="00060eba" officeooo:paragraph-rsid="00060eba" style:font-name-asian="Times1" style:font-size-asian="12pt" style:font-name-complex="Times1" style:font-size-complex="12pt"/>
    </style:style>
    <style:style style:name="P32" style:family="paragraph" style:parent-style-name="Table_20_Contents">
      <style:paragraph-properties fo:text-align="justify" style:justify-single-word="false"/>
      <style:text-properties style:font-name="Times" fo:font-size="12pt" officeooo:rsid="0007d022" officeooo:paragraph-rsid="0007d022" style:font-name-asian="Times1" style:font-size-asian="12pt" style:font-name-complex="Times1" style:font-size-complex="12pt"/>
    </style:style>
    <style:style style:name="P33" style:family="paragraph" style:parent-style-name="Table_20_Contents">
      <style:paragraph-properties fo:text-align="justify" style:justify-single-word="false"/>
      <style:text-properties style:font-name="Times" fo:font-size="12pt" officeooo:rsid="000db271" officeooo:paragraph-rsid="000db271" style:font-name-asian="Times1" style:font-size-asian="12pt" style:font-name-complex="Times1" style:font-size-complex="12pt"/>
    </style:style>
    <style:style style:name="P34" style:family="paragraph" style:parent-style-name="Table_20_Contents">
      <style:paragraph-properties fo:text-align="justify" style:justify-single-word="false"/>
      <style:text-properties style:font-name="Times" fo:font-size="12pt" officeooo:rsid="000db271" officeooo:paragraph-rsid="000f5e0b" style:font-name-asian="Times1" style:font-size-asian="12pt" style:font-name-complex="Times1" style:font-size-complex="12pt"/>
    </style:style>
    <style:style style:name="P35" style:family="paragraph" style:parent-style-name="Table_20_Contents">
      <style:paragraph-properties fo:text-align="justify" style:justify-single-word="false"/>
      <style:text-properties style:font-name="Times" fo:font-size="12pt" officeooo:rsid="000f5e0b" officeooo:paragraph-rsid="000f5e0b" style:font-name-asian="Times1" style:font-size-asian="12pt" style:font-name-complex="Times1" style:font-size-complex="12pt"/>
    </style:style>
    <style:style style:name="P36" style:family="paragraph" style:parent-style-name="Table_20_Contents">
      <style:paragraph-properties fo:text-align="justify" style:justify-single-word="false"/>
      <style:text-properties style:font-name="Times" fo:font-size="12pt" officeooo:rsid="000f5e0b" officeooo:paragraph-rsid="001253a8" style:font-name-asian="Times1" style:font-size-asian="12pt" style:font-name-complex="Times1" style:font-size-complex="12pt"/>
    </style:style>
    <style:style style:name="P37" style:family="paragraph" style:parent-style-name="Standard">
      <style:paragraph-properties fo:text-align="justify" style:justify-single-word="false"/>
      <style:text-properties style:font-name="Times" style:text-underline-style="solid" style:text-underline-width="auto" style:text-underline-color="font-color" fo:font-weight="bold" style:font-name-asian="Times1" style:font-weight-asian="bold" style:font-name-complex="Times1"/>
    </style:style>
    <style:style style:name="P38" style:family="paragraph" style:parent-style-name="Standard">
      <style:paragraph-properties fo:margin-left="2.205cm" fo:margin-right="0cm" fo:text-align="justify" style:justify-single-word="false" fo:text-indent="0cm" style:auto-text-indent="false"/>
      <style:text-properties style:font-name="Times" style:text-underline-style="solid" style:text-underline-width="auto" style:text-underline-color="font-color" fo:font-weight="bold" style:font-name-asian="Times1" style:font-weight-asian="bold" style:font-name-complex="Times1"/>
    </style:style>
    <style:style style:name="P39" style:family="paragraph" style:parent-style-name="Table_20_Contents">
      <style:paragraph-properties fo:text-align="justify" style:justify-single-word="false"/>
      <style:text-properties style:font-name="Times" fo:font-style="normal" officeooo:rsid="0014e507" officeooo:paragraph-rsid="0014e507" style:font-name-asian="Times1" style:font-style-asian="normal" style:font-name-complex="Times1" style:font-style-complex="normal"/>
    </style:style>
    <style:style style:name="P40" style:family="paragraph" style:parent-style-name="Table_20_Contents">
      <style:paragraph-properties fo:text-align="justify" style:justify-single-word="false"/>
      <style:text-properties style:font-name="Times" fo:font-style="normal" officeooo:rsid="00170707" officeooo:paragraph-rsid="00170707" style:font-name-asian="Times1" style:font-style-asian="normal" style:font-name-complex="Times1" style:font-style-complex="normal"/>
    </style:style>
    <style:style style:name="P41" style:family="paragraph" style:parent-style-name="Table_20_Contents">
      <style:paragraph-properties fo:text-align="justify" style:justify-single-word="false"/>
      <style:text-properties style:font-name="Times" fo:font-style="normal" officeooo:rsid="00170707" officeooo:paragraph-rsid="00174bbd" style:font-name-asian="Times1" style:font-style-asian="normal" style:font-name-complex="Times1" style:font-style-complex="normal"/>
    </style:style>
    <style:style style:name="P42" style:family="paragraph" style:parent-style-name="Table_20_Contents">
      <style:paragraph-properties fo:text-align="justify" style:justify-single-word="false"/>
      <style:text-properties style:font-name="Times" fo:font-style="normal" officeooo:rsid="00170707" officeooo:paragraph-rsid="0019387d" style:font-name-asian="Times1" style:font-style-asian="normal" style:font-name-complex="Times1" style:font-style-complex="normal"/>
    </style:style>
    <style:style style:name="P43" style:family="paragraph" style:parent-style-name="Table_20_Contents">
      <style:paragraph-properties fo:text-align="justify" style:justify-single-word="false"/>
      <style:text-properties style:font-name="Times" fo:font-weight="bold" officeooo:rsid="001c65d0" officeooo:paragraph-rsid="001c65d0" style:font-name-asian="Times1" style:font-weight-asian="bold" style:font-name-complex="Times1" style:font-weight-complex="bold"/>
    </style:style>
    <style:style style:name="P44" style:family="paragraph" style:parent-style-name="Table_20_Contents">
      <style:paragraph-properties fo:text-align="justify" style:justify-single-word="false"/>
      <style:text-properties style:font-name="Times" fo:font-weight="bold" style:font-name-asian="Times1" style:font-weight-asian="bold" style:font-name-complex="Times1" style:font-weight-complex="bold"/>
    </style:style>
    <style:style style:name="P45" style:family="paragraph" style:parent-style-name="Table_20_Contents">
      <style:paragraph-properties fo:text-align="justify" style:justify-single-word="false"/>
      <style:text-properties style:font-name="Times" fo:font-weight="bold" officeooo:rsid="001e519e" officeooo:paragraph-rsid="001e519e" style:font-name-asian="Times1" style:font-weight-asian="bold" style:font-name-complex="Times1" style:font-weight-complex="bold"/>
    </style:style>
    <style:style style:name="P46" style:family="paragraph" style:parent-style-name="Table_20_Contents">
      <style:paragraph-properties fo:text-align="justify" style:justify-single-word="false"/>
      <style:text-properties style:font-name="Times" fo:font-weight="bold" officeooo:rsid="001ebe04" officeooo:paragraph-rsid="001ebe04" style:font-name-asian="Times1" style:font-weight-asian="bold" style:font-name-complex="Times1" style:font-weight-complex="bold"/>
    </style:style>
    <style:style style:name="P47" style:family="paragraph" style:parent-style-name="Table_20_Contents">
      <style:paragraph-properties fo:text-align="justify" style:justify-single-word="false"/>
      <style:text-properties style:font-name="Times" fo:font-weight="normal" officeooo:rsid="001ebe04" officeooo:paragraph-rsid="001ebe04" style:font-name-asian="Times1" style:font-weight-asian="normal" style:font-name-complex="Times1" style:font-weight-complex="normal"/>
    </style:style>
    <style:style style:name="P48" style:family="paragraph" style:parent-style-name="Table_20_Contents">
      <style:paragraph-properties fo:text-align="justify" style:justify-single-word="false"/>
      <style:text-properties style:font-name="Times" fo:font-weight="normal" officeooo:rsid="0020835c" officeooo:paragraph-rsid="0020835c" style:font-name-asian="Times1" style:font-weight-asian="normal" style:font-name-complex="Times1" style:font-weight-complex="normal"/>
    </style:style>
    <style:style style:name="P49" style:family="paragraph" style:parent-style-name="Table_20_Contents">
      <style:paragraph-properties fo:text-align="justify" style:justify-single-word="false"/>
      <style:text-properties officeooo:rsid="000ccb62" officeooo:paragraph-rsid="000ccb62"/>
    </style:style>
    <style:style style:name="P50" style:family="paragraph" style:parent-style-name="Table_20_Contents">
      <style:paragraph-properties fo:text-align="justify" style:justify-single-word="false"/>
      <style:text-properties officeooo:rsid="000ccb62" officeooo:paragraph-rsid="000f5e0b"/>
    </style:style>
    <style:style style:name="P51" style:family="paragraph" style:parent-style-name="Table_20_Contents">
      <style:paragraph-properties fo:text-align="justify" style:justify-single-word="false"/>
      <style:text-properties style:font-name="Times" fo:font-style="normal" officeooo:rsid="0014e507" officeooo:paragraph-rsid="0014e507" style:font-name-asian="Times1" style:font-style-asian="normal" style:font-name-complex="Times1" style:font-style-complex="normal"/>
    </style:style>
    <style:style style:name="P52" style:family="paragraph" style:parent-style-name="Table_20_Contents">
      <style:paragraph-properties fo:text-align="justify" style:justify-single-word="false"/>
      <style:text-properties style:font-name="Times" fo:font-size="12pt" officeooo:rsid="0007d022" officeooo:paragraph-rsid="0021dc0b" style:font-name-asian="Times1" style:font-size-asian="12pt" style:font-name-complex="Times1" style:font-size-complex="12pt"/>
    </style:style>
    <style:style style:name="P53" style:family="paragraph" style:parent-style-name="Table_20_Contents">
      <style:paragraph-properties fo:text-align="justify" style:justify-single-word="false"/>
      <style:text-properties fo:font-variant="normal" fo:text-transform="none" fo:color="#000000" loext:opacity="100%" style:font-name="Times" fo:letter-spacing="normal" fo:font-style="normal" officeooo:rsid="00174bbd" officeooo:paragraph-rsid="0019387d" style:font-name-asian="Times1" style:font-style-asian="normal" style:font-name-complex="Times1" style:font-style-complex="normal"/>
    </style:style>
    <style:style style:name="P54" style:family="paragraph" style:parent-style-name="Table_20_Contents">
      <style:paragraph-properties fo:text-align="justify" style:justify-single-word="false"/>
      <style:text-properties fo:font-variant="normal" fo:text-transform="none" fo:color="#000000" loext:opacity="100%" style:font-name="Times" fo:letter-spacing="normal" fo:font-style="normal" officeooo:rsid="00174bbd" officeooo:paragraph-rsid="00174bbd" style:font-name-asian="Times1" style:font-style-asian="normal" style:font-name-complex="Times1" style:font-style-complex="normal"/>
    </style:style>
    <style:style style:name="P55" style:family="paragraph" style:parent-style-name="Table_20_Contents">
      <style:paragraph-properties fo:text-align="justify" style:justify-single-word="false"/>
      <style:text-properties fo:font-variant="normal" fo:text-transform="none" fo:color="#000000" loext:opacity="100%" style:font-name="Times" fo:letter-spacing="normal" fo:font-style="normal" officeooo:rsid="0014e507" officeooo:paragraph-rsid="00170707" style:font-name-asian="Times1" style:font-style-asian="normal" style:font-name-complex="Times1" style:font-style-complex="normal"/>
    </style:style>
    <style:style style:name="P56" style:family="paragraph" style:parent-style-name="Table_20_Contents">
      <style:paragraph-properties fo:text-align="justify" style:justify-single-word="false"/>
      <style:text-properties fo:font-variant="normal" fo:text-transform="none" fo:color="#000000" loext:opacity="100%" style:font-name="Times" fo:letter-spacing="normal" fo:font-style="normal" officeooo:rsid="001a6e78" officeooo:paragraph-rsid="001a6e78" style:font-name-asian="Times1" style:font-style-asian="normal" style:font-name-complex="Times1" style:font-style-complex="normal"/>
    </style:style>
    <style:style style:name="P57" style:family="paragraph" style:parent-style-name="Heading_20_1" style:list-style-name="WWNum1">
      <style:paragraph-properties fo:margin-left="1.249cm" fo:margin-right="0cm" fo:text-indent="0cm" style:auto-text-indent="false">
        <style:tab-stops>
          <style:tab-stop style:position="1.249cm"/>
          <style:tab-stop style:position="2.498cm"/>
          <style:tab-stop style:position="3.747cm"/>
        </style:tab-stops>
      </style:paragraph-properties>
      <style:text-properties style:font-name="Times" fo:font-size="12pt" style:text-underline-style="solid" style:text-underline-width="auto" style:text-underline-color="font-color" style:font-name-asian="Times1" style:font-size-asian="12pt" style:font-name-complex="Times1" style:font-size-complex="12pt"/>
    </style:style>
    <style:style style:name="P58" style:family="paragraph" style:parent-style-name="Standard" style:master-page-name="Standard">
      <style:paragraph-properties style:page-number="1"/>
      <style:text-properties style:font-name="Times" style:font-name-asian="Times1" style:font-name-complex="Times1"/>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officeooo:rsid="000ccb62" style:font-style-asian="normal" style:font-weight-asian="normal"/>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officeooo:rsid="0021dc0b" style:font-style-asian="normal" style:font-weight-asian="normal"/>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 style:family="text">
      <style:text-properties fo:font-variant="normal" fo:text-transform="none" fo:color="#000000" loext:opacity="100%" style:text-line-through-style="none" style:text-line-through-type="none" fo:font-style="normal" style:text-underline-style="none" fo:font-weight="normal" officeooo:rsid="001253a8" style:text-blinking="false" fo:background-color="transparent" loext:char-shading-value="0" style:font-weight-asian="normal" style:font-weight-complex="normal"/>
    </style:style>
    <style:style style:name="T5" style:family="text">
      <style:text-properties fo:font-variant="normal" fo:text-transform="none" fo:color="#000000" loext:opacity="100%" style:font-name="Times" fo:letter-spacing="normal" fo:font-style="normal" officeooo:rsid="00174bbd" style:font-name-asian="Times1" style:font-style-asian="normal" style:font-name-complex="Times1" style:font-style-complex="normal"/>
    </style:style>
    <style:style style:name="T6" style:family="text">
      <style:text-properties fo:font-variant="normal" fo:text-transform="none" fo:color="#000000" loext:opacity="100%" style:font-name="Times" fo:letter-spacing="normal" fo:font-style="normal" officeooo:rsid="00174bbd" style:font-name-asian="Times1" style:font-style-asian="normal" style:font-name-complex="Times1" style:font-style-complex="normal" loext:padding="0.049cm" loext:border="0.06pt solid #e3e3e3"/>
    </style:style>
    <style:style style:name="T7" style:family="text">
      <style:text-properties fo:font-variant="normal" fo:text-transform="none" fo:color="#000000" loext:opacity="100%" style:font-name="Times" fo:font-size="12pt" fo:letter-spacing="normal" fo:font-style="normal" fo:font-weight="normal" officeooo:rsid="00174bbd" style:font-name-asian="Times1" style:font-style-asian="normal" style:font-name-complex="Times1" style:font-style-complex="normal"/>
    </style:style>
    <style:style style:name="T8" style:family="text">
      <style:text-properties fo:font-variant="normal" fo:text-transform="none" fo:color="#0d0d0d" loext:opacity="100%" style:font-name="Times" fo:font-size="12pt" fo:letter-spacing="normal" fo:font-style="normal" fo:font-weight="normal" officeooo:rsid="0020835c" style:font-name-asian="Times1" style:font-name-complex="Times1"/>
    </style:style>
    <style:style style:name="T9" style:family="text">
      <style:text-properties fo:font-variant="normal" fo:text-transform="none" fo:color="#0d0d0d" loext:opacity="100%" style:font-name="Times" fo:letter-spacing="normal" officeooo:rsid="0020835c" style:font-name-asian="Times1" style:font-name-complex="Times1"/>
    </style:style>
    <style:style style:name="T10" style:family="text">
      <style:text-properties style:font-name="Times" style:font-name-asian="Times1" style:font-name-complex="Times1"/>
    </style:style>
    <style:style style:name="T11" style:family="text">
      <style:text-properties style:font-name="Times" officeooo:rsid="0020835c" style:font-name-asian="Times1" style:font-name-complex="Times1"/>
    </style:style>
    <style:style style:name="T12" style:family="text">
      <style:text-properties style:font-name="Times" officeooo:rsid="0020835c" style:font-name-asian="Times1" style:font-name-complex="Times1" loext:padding="0.049cm" loext:border="0.06pt solid #e3e3e3"/>
    </style:style>
    <style:style style:name="T13" style:family="text">
      <style:text-properties style:font-name="Times" style:text-underline-style="solid" style:text-underline-width="auto" style:text-underline-color="font-color" fo:font-weight="bold" style:font-name-asian="Times1" style:font-weight-asian="bold" style:font-name-complex="Times1"/>
    </style:style>
    <style:style style:name="T14" style:family="text">
      <style:text-properties style:font-name="Times" fo:font-size="12pt" officeooo:rsid="000aa382" style:font-name-asian="Times1" style:font-size-asian="12pt" style:font-name-complex="Times1" style:font-size-complex="12pt"/>
    </style:style>
    <style:style style:name="T15" style:family="text">
      <style:text-properties style:font-name="Times" fo:font-size="12pt" officeooo:rsid="001253a8" style:font-name-asian="Times1" style:font-size-asian="12pt" style:font-name-complex="Times1" style:font-size-complex="12pt"/>
    </style:style>
    <style:style style:name="T16" style:family="text">
      <style:text-properties style:font-name="Times" fo:font-weight="bold" style:font-name-asian="Times1" style:font-weight-asian="bold" style:font-name-complex="Times1"/>
    </style:style>
    <style:style style:name="T17" style:family="text">
      <style:text-properties officeooo:rsid="000aa382"/>
    </style:style>
    <style:style style:name="T18" style:family="text">
      <style:text-properties officeooo:rsid="000ccb62"/>
    </style:style>
    <style:style style:name="T19" style:family="text">
      <style:text-properties officeooo:rsid="000db271"/>
    </style:style>
    <style:style style:name="T20" style:family="text">
      <style:text-properties fo:font-weight="bold" style:font-weight-asian="bold" style:font-weight-complex="bold"/>
    </style:style>
    <style:style style:name="T21" style:family="text">
      <style:text-properties fo:font-weight="normal" officeooo:rsid="000aa382" style:font-weight-asian="normal" style:font-weight-complex="normal"/>
    </style:style>
    <style:style style:name="T22" style:family="text">
      <style:text-properties fo:font-weight="normal" officeooo:rsid="000f5e0b" style:font-weight-asian="normal" style:font-weight-complex="normal"/>
    </style:style>
    <style:style style:name="T23" style:family="text">
      <style:text-properties fo:color="#000000" loext:opacity="100%"/>
    </style:style>
    <style:style style:name="T24" style:family="text">
      <style:text-properties style:font-weight-asian="normal" style:font-weight-complex="normal"/>
    </style:style>
    <style:style style:name="T25" style:family="text">
      <style:text-properties officeooo:rsid="000aa382" style:font-weight-asian="normal" style:font-weight-complex="normal"/>
    </style:style>
    <style:style style:name="T26" style:family="text">
      <style:text-properties officeooo:rsid="001081ff" style:font-weight-asian="normal" style:font-weight-complex="normal"/>
    </style:style>
    <style:style style:name="T27" style:family="text">
      <style:text-properties officeooo:rsid="001200e7" style:font-weight-asian="normal" style:font-weight-complex="normal"/>
    </style:style>
    <style:style style:name="T28" style:family="text">
      <style:text-properties officeooo:rsid="001253a8" style:font-weight-asian="normal" style:font-weight-complex="normal"/>
    </style:style>
    <style:style style:name="T29" style:family="text">
      <style:text-properties officeooo:rsid="001081ff"/>
    </style:style>
    <style:style style:name="T30" style:family="text">
      <style:text-properties officeooo:rsid="001200e7"/>
    </style:style>
    <style:style style:name="T31" style:family="text">
      <style:text-properties officeooo:rsid="0014e507"/>
    </style:style>
    <style:style style:name="T32" style:family="text">
      <style:text-properties fo:font-style="normal" style:font-style-asian="normal" style:font-style-complex="normal"/>
    </style:style>
    <style:style style:name="T33" style:family="text">
      <style:text-properties fo:font-style="italic" style:font-style-asian="italic" style:font-style-complex="italic"/>
    </style:style>
    <style:style style:name="T34" style:family="text">
      <style:text-properties officeooo:rsid="0015ee91"/>
    </style:style>
    <style:style style:name="T35" style:family="text">
      <style:text-properties officeooo:rsid="00174bbd"/>
    </style:style>
    <style:style style:name="T36" style:family="text">
      <style:text-properties officeooo:rsid="001e519e"/>
    </style:style>
    <style:style style:name="T37" style:family="text">
      <style:text-properties officeooo:rsid="001ebe04"/>
    </style:style>
    <style:style style:name="T38" style:family="text">
      <style:text-properties officeooo:rsid="0020835c"/>
    </style:style>
    <style:style style:name="T39" style:family="text">
      <style:text-properties officeooo:rsid="0021dc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PRACTICA: Creación de Aplicaciones en C (II)</text:p>
      <table:table table:name="Table1" table:style-name="Table1">
        <table:table-column table:style-name="Table1.A"/>
        <table:table-header-rows>
          <table:table-row table:style-name="Table1.1">
            <table:table-cell table:style-name="Table1.A1" office:value-type="string">
              <text:p text:style-name="P14">Objetivos:</text:p>
            </table:table-cell>
          </table:table-row>
        </table:table-header-rows>
        <table:table-row table:style-name="Table1.1">
          <table:table-cell table:style-name="Table1.A2" office:value-type="string">
            <text:p text:style-name="P15">-Manejo del Lenguaje C</text:p>
          </table:table-cell>
        </table:table-row>
        <table:table-row table:style-name="Table1.1">
          <table:table-cell table:style-name="Table1.A2" office:value-type="string">
            <text:p text:style-name="P15">-Uso de funciones de librería y ficheros cabecera</text:p>
          </table:table-cell>
        </table:table-row>
        <table:table-row table:style-name="Table1.1">
          <table:table-cell table:style-name="Table1.A2" office:value-type="string">
            <text:p text:style-name="P15">-Uso de compilador: gcc</text:p>
          </table:table-cell>
        </table:table-row>
        <table:table-row table:style-name="Table1.1">
          <table:table-cell table:style-name="Table1.A2" office:value-type="string">
            <text:p text:style-name="P15">-Crear librerías dinámicas y estáticas</text:p>
          </table:table-cell>
        </table:table-row>
        <table:table-row table:style-name="Table1.1">
          <table:table-cell table:style-name="Table1.A6" office:value-type="string">
            <text:p text:style-name="P15">-Gestionar los proyectos con make</text:p>
          </table:table-cell>
        </table:table-row>
      </table:table>
      <text:p text:style-name="Standard"/>
      <text:p text:style-name="P16">1.- Dado los siguientes módulos en C (Ejercicio de examen)</text:p>
      <text:p text:style-name="P37">En /home/lsi/include/ tenemos los siguientes .h:</text:p>
      <text:p text:style-name="P9"><text:span text:style-name="T10"><text:s/><text:tab/></text:span><text:span text:style-name="T13">aritmetica.h:</text:span></text:p>
      <text:p text:style-name="P13">#ifndef _ARITMETICA_H</text:p>
      <text:p text:style-name="P13">#define _ARITMETICA_H</text:p>
      <text:p text:style-name="P13">int producto (int a, int b);</text:p>
      <text:p text:style-name="P13">int resta (int a, int b);</text:p>
      <text:p text:style-name="P13">int suma (int a, int b);</text:p>
      <text:p text:style-name="P13">#endif</text:p>
      <text:p text:style-name="P38">constante.h</text:p>
      <text:p text:style-name="P13">#ifndef _CONSTANTE_H</text:p>
      <text:p text:style-name="P13">#define _CONSTANTE_H</text:p>
      <text:p text:style-name="P13">#define PI 3.1415</text:p>
      <text:p text:style-name="P13">#endif</text:p>
      <text:p text:style-name="P38">area.h</text:p>
      <text:p text:style-name="P13">#ifndef _AREA_H</text:p>
      <text:p text:style-name="P13">#define _AREA_H</text:p>
      <text:p text:style-name="P13">int rectangulo (int x, int y);</text:p>
      <text:p text:style-name="P13">float circulo (int x);</text:p>
      <text:p text:style-name="P13">#endif</text:p>
      <text:p text:style-name="P13"/>
      <table:table table:name="Tabla1" table:style-name="Tabla1">
        <table:table-column table:style-name="Tabla1.A"/>
        <table:table-row>
          <table:table-cell table:style-name="Tabla1.A1" office:value-type="string">
            <text:p text:style-name="P17">Mkdir include</text:p>
            <text:p text:style-name="P17">ahi gedit y el nombre de cada archivo y escribimos lo que nos dan</text:p>
          </table:table-cell>
        </table:table-row>
      </table:table>
      <text:p text:style-name="P13"/>
      <text:p text:style-name="P13"/>
      <text:list xml:id="list3218081080" text:style-name="WWNum1">
        <text:list-item>
          <text:p text:style-name="P57">En /home/lsi/fuentes/ tenemos</text:p>
        </text:list-item>
      </text:list>
      <text:p text:style-name="P38">aritmetica.c:</text:p>
      <text:p text:style-name="P13">int suma (int a, int b) { return a+b; }</text:p>
      <text:p text:style-name="P13">int resta (int a, int b) { return a-b; }</text:p>
      <text:p text:style-name="P13">int producto (int a, int b) {return a*b; }</text:p>
      <text:p text:style-name="P38">area.c:</text:p>
      <text:p text:style-name="P13">int rectangulo (int x,int y){return producto(x,y);}</text:p>
      <text:p text:style-name="P13">float circulo (int x){return (PI * producto(x,x));}</text:p>
      <table:table table:name="Tabla2" table:style-name="Tabla2">
        <table:table-column table:style-name="Tabla2.A"/>
        <table:table-row>
          <table:table-cell table:style-name="Tabla2.A1" office:value-type="string">
            <text:p text:style-name="P17">Mkdir fuentes</text:p>
            <text:p text:style-name="P17">ahi gedit y el nombre de cada archivo</text:p>
          </table:table-cell>
        </table:table-row>
      </table:table>
      <text:p text:style-name="P13"/>
      <text:p text:style-name="P13"/>
      <text:p text:style-name="P2"/>
      <text:p text:style-name="P2">a) Incluye todos los #include en los ficheros “aritmetica.c” y “area.c”</text:p>
      <table:table table:name="Tabla3" table:style-name="Tabla3">
        <table:table-column table:style-name="Tabla3.A"/>
        <table:table-row>
          <table:table-cell table:style-name="Tabla3.A1" office:value-type="string">
            <text:p text:style-name="P31">Mirar en el cuerpo {}</text:p>
            <text:p text:style-name="P31">gedit area.c: ahi #include “aritmetica.h” #include ”constante.h”</text:p>
            <text:p text:style-name="P31"><text:soft-page-break/>en aritmetica.c no hay que añadir nada</text:p>
          </table:table-cell>
        </table:table-row>
      </table:table>
      <text:p text:style-name="P3"/>
      <text:p text:style-name="P8"/>
      <text:p text:style-name="P2">b) Realizar una aplicación principal en “/home/lsi/fuentes/examen.c”, que pida 2 números enteros por teclado y nos muestre por pantalla la suma de los dos números y el área del rectángulo, utilizando los módulos de arriba.</text:p>
      <table:table table:name="Tabla4" table:style-name="Tabla4">
        <table:table-column table:style-name="Tabla4.A"/>
        <table:table-row>
          <table:table-cell table:style-name="Tabla4.A1" office:value-type="string">
            <text:p text:style-name="P32">Gedit examen.c:</text:p>
            <text:p text:style-name="P32"/>
            <text:p text:style-name="P30">#include &lt;stdio.h&gt;</text:p>
            <text:p text:style-name="P30">#include "/home/jon/include/area.h"</text:p>
            <text:p text:style-name="P30">#include "/home/jon/include/aritmetica.h"</text:p>
            <text:p text:style-name="P30"/>
            <text:p text:style-name="P30">int main()</text:p>
            <text:p text:style-name="P30">{</text:p>
            <text:p text:style-name="P30"><text:tab/>int num1,num2,rdo,sum;</text:p>
            <text:p text:style-name="P30"><text:tab/>printf ("Introduce 2 números separados por comas");</text:p>
            <text:p text:style-name="P30"><text:tab/>scanf("%d,%d",&amp;num1,&amp;num2);</text:p>
            <text:p text:style-name="P30"><text:tab/></text:p>
            <text:p text:style-name="P30"><text:tab/>sum=suma(num1,num2);<text:tab/></text:p>
            <text:p text:style-name="P30"><text:tab/>printf("La suma es: %d\n", sum);</text:p>
            <text:p text:style-name="P30"><text:tab/></text:p>
            <text:p text:style-name="P30"><text:tab/>rdo=rectangulo(num1,num2);</text:p>
            <text:p text:style-name="P30"><text:tab/>printf("El área del rectángulo es: %d\n", rdo);</text:p>
            <text:p text:style-name="P30"><text:tab/></text:p>
            <text:p text:style-name="P30"><text:tab/>return 0;</text:p>
            <text:p text:style-name="P30">}</text:p>
            <text:p text:style-name="P4"/>
          </table:table-cell>
        </table:table-row>
      </table:table>
      <text:p text:style-name="P3"/>
      <text:p text:style-name="P2"/>
      <text:p text:style-name="P2"/>
      <text:p text:style-name="P12">c) Compila cada módulo por separado y finalmente crea el ejecutable utilizando dichos módulos objeto (suponiendo que estos módulos no están en ninguna librería).</text:p>
      <table:table table:name="Tabla5" table:style-name="Tabla5">
        <table:table-column table:style-name="Tabla5.A"/>
        <table:table-row table:style-name="Tabla5.1">
          <table:table-cell table:style-name="Tabla5.A1" office:value-type="string">
            <text:p text:style-name="P28">gcc -I/home/jon/include/ -c area.c -o area.o <text:s/><text:span text:style-name="T39">(como en el include he puesto donde estan los .h no es necesario poner la opcion -I)</text:span></text:p>
            <text:p text:style-name="P28">gcc <text:s/>-c aritmetica.c -o aritmetica.o <text:span text:style-name="T19">(como no he metido ningun include mio no hace falta el -I)</text:span></text:p>
            <text:p text:style-name="P52">gcc -<text:span text:style-name="T18">I/</text:span><text:span text:style-name="T1">home/jon/include/ -c examen.c -o examen.o </text:span><text:span text:style-name="T2">(como en el include he puesto donde estan los .h no es necesario poner la opcion -I)</text:span></text:p>
            <text:p text:style-name="P5">gcc area.o aritmetica.o examen.o -o examen </text:p>
          </table:table-cell>
        </table:table-row>
      </table:table>
      <text:p text:style-name="P12"/>
      <text:p text:style-name="P12"/>
      <text:p text:style-name="P12"/>
      <text:p text:style-name="P9"><text:span text:style-name="T10">d) Introduce área y aritmética en una librería estática que se llamará “libestatica.a” en un nuevo directorio </text:span><text:span text:style-name="T16">/home/lsi/librerias/</text:span><text:span text:style-name="T10"> <text:s text:c="2"/>y vuelve a crear la aplicación.</text:span></text:p>
      <table:table table:name="Tabla6" table:style-name="Tabla6">
        <table:table-column table:style-name="Tabla6.A"/>
        <table:table-row>
          <table:table-cell table:style-name="Tabla6.A1" office:value-type="string">
            <text:p text:style-name="P49">(en l<text:span text:style-name="T14">a carpeta fuentes)</text:span></text:p>
            <text:p text:style-name="P25">gcc -I/home/jon/include/ -c area.c -o area.o</text:p>
            <text:p text:style-name="P26">gcc -c aritmetica.c -o aritmetica.o (como no he metido ningun include mio no hace falta el -I)</text:p>
            <text:p text:style-name="P35">estas dos ya las he ejecutado antes</text:p>
            <text:p text:style-name="P26"/>
            <text:p text:style-name="P33"><text:span text:style-name="T17">ar</text:span><text:span text:style-name="T21"> rv /home/</text:span><text:span text:style-name="T22">jon/</text:span><text:span text:style-name="T21">librerias/libes</text:span><text:span text:style-name="T17">tatica.a are</text:span>a.o aritmetica.o</text:p>
            <text:p text:style-name="P34"><text:soft-page-break/>ranlib <text:span text:style-name="T21">/home/</text:span><text:span text:style-name="T22">jon/</text:span><text:span text:style-name="T21">librerias/l</text:span>ibestatica.a</text:p>
            <text:p text:style-name="P34">nm -s /<text:span text:style-name="T21">home/</text:span><text:span text:style-name="T22">jon/</text:span><text:span text:style-name="T21">librerias/</text:span>libestatica.a (visualizar el indice)</text:p>
            <text:p text:style-name="P34">gcc -L/<text:span text:style-name="T21">home/</text:span><text:span text:style-name="T22">jon/</text:span><text:span text:style-name="T21">librerias/</text:span> -I/home/jon/include/ -o examen examen.c -lestatica -static</text:p>
            <text:p text:style-name="P33">./examen</text:p>
          </table:table-cell>
        </table:table-row>
      </table:table>
      <text:p text:style-name="P12"/>
      <text:p text:style-name="P9"/>
      <text:p text:style-name="P9"/>
      <text:p text:style-name="P9"><text:span text:style-name="T10">e)Introduce área y aritmética en una librería dinámica que se llamará “libdinamica.so” en el nuevo directorio </text:span><text:span text:style-name="T16">/home/lsi/librerias/ </text:span><text:span text:style-name="T10">y vuelve a crear la aplicación.</text:span></text:p>
      <table:table table:name="Tabla7" table:style-name="Tabla7">
        <table:table-column table:style-name="Tabla7.A"/>
        <table:table-row>
          <table:table-cell table:style-name="Tabla7.A1" office:value-type="string">
            <text:p text:style-name="P50">(en l<text:span text:style-name="T14">a carpeta </text:span><text:span text:style-name="T15">fuentes</text:span><text:span text:style-name="T14">)</text:span></text:p>
            <text:p text:style-name="P29">gcc -I/home/jon/include/ -c area.c -o area.o -<text:span text:style-name="T29">fPIC </text:span><text:span text:style-name="T30">(en -I digo donde están los .h)</text:span></text:p>
            <text:p text:style-name="P27">gcc -c aritmetica.c -o aritmetica.o -<text:span text:style-name="T29">fPIC</text:span></text:p>
            <text:p text:style-name="P36">ld <text:span text:style-name="T23">-o </text:span><text:span text:style-name="T3">/home/</text:span><text:span text:style-name="T4">jon</text:span><text:span text:style-name="T3">/librerias/</text:span><text:span text:style-name="T23">libdinamica.so area.o aritmetica.o -shared</text:span></text:p>
            <text:p text:style-name="P7"><text:bookmark text:name="docs-internal-guid-1767902d-7fff-07e9-0b6b-d0d8a413f606"/>gcc -o examen examen.c -I/<text:span text:style-name="T17">home/jon/include</text:span><text:span text:style-name="T25">/</text:span><text:span text:style-name="T24"> -L/home/</text:span><text:span text:style-name="T28">jon</text:span><text:span text:style-name="T24">/librerias/ -</text:span><text:span text:style-name="T27">ld</text:span><text:span text:style-name="T26">inamica</text:span> <text:s/>-Bdynamic</text:p>
            <text:p text:style-name="P6"><text:bookmark text:name="docs-internal-guid-968dae1c-7fff-863f-1876-0e5c99db0df2"/>LD_LIBRARY_PATH=$LD_LIBRARY_PATH:/home/jon/librerias/</text:p>
            <text:p text:style-name="P6"><text:bookmark text:name="docs-internal-guid-12ec51a2-7fff-77fe-395e-82a533470866"/>export LD_LIBRARY_PATH</text:p>
            <text:p text:style-name="P35">./examen</text:p>
          </table:table-cell>
        </table:table-row>
      </table:table>
      <text:p text:style-name="P12"/>
      <text:p text:style-name="P9"/>
      <text:p text:style-name="P9"/>
      <text:p text:style-name="P12">f) Crea el ejecutable (sin usar librerias) usando el comando make. Crea también los objetivos clean para borrar todos los módulos objeto (todos los .o) e install para instalar el ejecutable en /home/lsi/bin . Se valorará el uso de VARIABLES.</text:p>
      <table:table table:name="Tabla8" table:style-name="Tabla8">
        <table:table-column table:style-name="Tabla8.A"/>
        <table:table-row>
          <table:table-cell table:style-name="Tabla8.A1" office:value-type="string">
            <text:p text:style-name="P18">Mkdir bin (estando en /home/jon)</text:p>
            <text:p text:style-name="P18"/>
            <text:p text:style-name="P20">(crear archivo Makefile estando en fuentes):</text:p>
            <text:p text:style-name="P20"/>
            <text:p text:style-name="P19">INCLUDE_DIR =<text:span text:style-name="T32"> /home/jon/include</text:span></text:p>
            <text:p text:style-name="P39">SOURCE_DIR = /home/jon/fuentes</text:p>
            <text:p text:style-name="P39">BIN_DIR = /home/jon/bin</text:p>
            <text:p text:style-name="P39"><text:span text:style-name="T34">FUENTES</text:span> = $(SOURCE_DIR)/aritmetica.c $(SOURCE_DIR)/area.c $(SOURCE_DIR)/examen.c</text:p>
            <text:p text:style-name="P39">OBJETOS = <text:span text:style-name="T34">$(FUENTES:.c=.o)</text:span></text:p>
            <text:p text:style-name="P40">EJECUTABLE = examen</text:p>
            <text:p text:style-name="P40"/>
            <text:p text:style-name="P40">all: $(EJECUTABLE) <text:s/>(el all lo que hace es construir el ejecutable examen cuando se ejecuta make)</text:p>
            <text:p text:style-name="P40"/>
            <text:p text:style-name="P53">$(EJECUTABLE):$(OBJETOS)</text:p>
            <text:p text:style-name="P53"><text:s text:c="10"/>gcc $(OBJETOS) -o $(EJECUTABLE)</text:p>
            <text:p text:style-name="P40"/>
            <text:p text:style-name="P42"><text:span text:style-name="T31">$(SOURCE_DIR)/</text:span>area.o: $(SOURCE_DIR)/area.c</text:p>
            <text:p text:style-name="P40"><text:s text:c="5"/>gcc -I$(INCLUDE_DIR) -c $&lt; -o $@</text:p>
            <text:p text:style-name="P40"/>
            <text:p text:style-name="P42"><text:span text:style-name="T31">$(SOURCE_DIR)/</text:span>aritmetica.o: $(SOURCE_DIR)/aritmetica.c</text:p>
            <text:p text:style-name="P40"><text:s text:c="5"/>gcc -c $&lt; -o $@</text:p>
            <text:p text:style-name="P40"/>
            <text:p text:style-name="P42"><text:span text:style-name="T31">$(SOURCE_DIR)/</text:span><text:span text:style-name="T35">examen</text:span>.o: $(SOURCE_DIR)/<text:span text:style-name="T35">examen</text:span>.c</text:p>
            <text:p text:style-name="P41"><text:s text:c="5"/>gcc -I$(INCLUDE_DIR) -c $&lt; -o $@</text:p>
            <text:p text:style-name="P55"/>
            <text:p text:style-name="P54">clean:<text:line-break/><text:soft-page-break/> <text:s text:c="6"/>rm -f $(OBJETOS)</text:p>
            <text:p text:style-name="P54"/>
            <text:p text:style-name="P54">install: $(EJECUTABLE)</text:p>
            <text:p text:style-name="P54"><text:s text:c="6"/>cp $(EJECUTABLE) $(BIN_DIR)</text:p>
            <text:p text:style-name="P54"/>
            <text:p text:style-name="P10"><text:span text:style-name="T5">.PHONY: all clean install (</text:span><text:span text:style-name="T7">Estamos declarando los objetivos </text:span><text:span text:style-name="Source_20_Text"><text:span text:style-name="T6">all</text:span></text:span><text:span text:style-name="T7">, </text:span><text:span text:style-name="Source_20_Text"><text:span text:style-name="T6">clean</text:span></text:span><text:span text:style-name="T5"> </text:span><text:span text:style-name="T7">e </text:span><text:span text:style-name="Source_20_Text"><text:span text:style-name="T6">install</text:span></text:span><text:span text:style-name="T5"> </text:span><text:span text:style-name="T7">como phony. Esto significa que make ejecutará las reglas asociadas con estos objetivos siempre que se invoque, incluso si no hay archivos con esos nombres en el directorio.</text:span><text:span text:style-name="T5">)</text:span></text:p>
            <text:p text:style-name="P55"><text:s/></text:p>
            <text:p text:style-name="P56">make (se ejecuta el makefile)</text:p>
            <text:p text:style-name="P56">./examen</text:p>
          </table:table-cell>
        </table:table-row>
      </table:table>
      <text:p text:style-name="P12"/>
      <text:p text:style-name="P12"/>
      <text:p text:style-name="P12"/>
      <text:p text:style-name="P12"/>
      <text:p text:style-name="P12">2. Dado el programa principal incompleto longitudcadena.c</text:p>
      <text:p text:style-name="P12"/>
      <table:table table:name="Table2" table:style-name="Table2">
        <table:table-column table:style-name="Table2.A"/>
        <table:table-row table:style-name="Table2.1">
          <table:table-cell table:style-name="Table2.A1" office:value-type="string">
            <text:p text:style-name="P12">#define N 255</text:p>
            <text:p text:style-name="P12">void main() </text:p>
            <text:p text:style-name="P12">{</text:p>
            <text:p text:style-name="P12">char cad[N];</text:p>
            <text:p text:style-name="P12">printf(“\nIntroduce una cadena: \n”);</text:p>
            <text:p text:style-name="P12">gets(cad);</text:p>
            <text:p text:style-name="P12">printf(“\nLa longitud de la cadena %s es %d”, cad, strlen(cad));</text:p>
            <text:p text:style-name="P12">}</text:p>
          </table:table-cell>
        </table:table-row>
      </table:table>
      <text:p text:style-name="P12"/>
      <text:p text:style-name="P12">a)Crea la función “mystrlen” que sustituya a la función strlen(cad). Esta función devuelve igual que strlen la longitud de la cadena que se le pasa como parámetro. Introduce la función mystrlen en un módulo cuyo nombre será fcadenas. Completa/Modifica el programa principal para que funcione correctamente con la función mystrlen. Realiza el ejecutable usando dicho módulo ( sin utilizar librerías ) y explica los pasos que has realizado para construir el ejecutable.</text:p>
      <table:table table:name="Tabla9" table:style-name="Tabla9">
        <table:table-column table:style-name="Tabla9.A"/>
        <table:table-row>
          <table:table-cell table:style-name="Tabla9.A1" office:value-type="string">
            <text:p text:style-name="P22">Todo esto estando en una carpeta <text:span text:style-name="T33">/home/jon/ej2</text:span></text:p>
            <text:p text:style-name="P21"/>
            <text:p text:style-name="P43">Gedit <text:span text:style-name="T36">fcadenas</text:span>.h:</text:p>
            <text:p text:style-name="P21">#ifndef FCADENAS_H</text:p>
            <text:p text:style-name="P21">#define FCADENAS_H</text:p>
            <text:p text:style-name="P21"/>
            <text:p text:style-name="P21">int mystrlen(char *str);</text:p>
            <text:p text:style-name="P21"/>
            <text:p text:style-name="P21">#endif</text:p>
            <text:p text:style-name="P44"/>
            <text:p text:style-name="P45">gedit fcadenas.c:</text:p>
            <text:p text:style-name="P22">int mystrlen(char *str) {</text:p>
            <text:p text:style-name="P22"><text:s text:c="4"/>int length = 0;</text:p>
            <text:p text:style-name="P22"><text:s text:c="4"/>while (*str != '\0') {</text:p>
            <text:p text:style-name="P22"><text:s text:c="8"/>length++;</text:p>
            <text:p text:style-name="P22"><text:s text:c="8"/>str++;</text:p>
            <text:p text:style-name="P22"><text:s text:c="4"/>}</text:p>
            <text:p text:style-name="P22"><text:soft-page-break/><text:s text:c="4"/>return length;</text:p>
            <text:p text:style-name="P22">}</text:p>
            <text:p text:style-name="P22"/>
            <text:p text:style-name="P22"><text:span text:style-name="T20">gedit longitudcadena.c:</text:span><text:line-break/>#include &lt;stdio.h&gt;</text:p>
            <text:p text:style-name="P22">#include "fcadenas.h" </text:p>
            <text:p text:style-name="P22">#define N 255</text:p>
            <text:p text:style-name="P22"/>
            <text:p text:style-name="P22">int main() {</text:p>
            <text:p text:style-name="P22"><text:s text:c="4"/>char cad[N];</text:p>
            <text:p text:style-name="P22"><text:s text:c="4"/>printf("\nIntroduce una cadena: \n");</text:p>
            <text:p text:style-name="P22"><text:s text:c="4"/><text:span text:style-name="T37">f</text:span>gets(cad,<text:span text:style-name="T37">N,stdin</text:span>);</text:p>
            <text:p text:style-name="P22"><text:s text:c="4"/>printf("\nLa longitud de la cadena %s es %d", cad, mystrlen(cad)); </text:p>
            <text:p text:style-name="P22"><text:s text:c="4"/>return 0;</text:p>
            <text:p text:style-name="P22">}</text:p>
            <text:p text:style-name="P22"/>
            <text:p text:style-name="P22">gcc -c fcadenas.c -o fcadenas.o</text:p>
            <text:p text:style-name="P23">gcc -c <text:span text:style-name="T37">longitudcadena</text:span>.c -o <text:span text:style-name="T37">longitudcadena</text:span>.o</text:p>
            <text:p text:style-name="P22">gcc fcadenas.o longitudcadena.o -o ejecutable</text:p>
            <text:p text:style-name="P22">./<text:span text:style-name="T37">ejecutable</text:span></text:p>
          </table:table-cell>
        </table:table-row>
      </table:table>
      <text:p text:style-name="P12"/>
      <text:p text:style-name="P12">b)Crea el ejecutable (sin usar librerias) usando el comando make. Crea también los objetivos clean para borrar todos los módulos objeto (todos los .o) e install para instalar el ejecutable en /home/<text:span text:style-name="T37">jon/ej2</text:span>/bin . Se valorará el uso de VARIABLES.</text:p>
      <table:table table:name="Tabla10" table:style-name="Tabla10">
        <table:table-column table:style-name="Tabla10.A"/>
        <table:table-row>
          <table:table-cell table:style-name="Tabla10.A1" office:value-type="string">
            <text:p text:style-name="P46">Gedit makefile:</text:p>
            <text:p text:style-name="P47">BIN_DIR = /home/jon/ej2/bin</text:p>
            <text:p text:style-name="P47">FUENTES = fcadenas.c longitudcadena.c</text:p>
            <text:p text:style-name="P47">OBJETOS = $(FUENTES:.c=.o)</text:p>
            <text:p text:style-name="P47">EJECUTABLE = examen</text:p>
            <text:p text:style-name="P47">C = gcc</text:p>
            <text:p text:style-name="P47"/>
            <text:p text:style-name="P47">all: $(EJECUTABLE) <text:s/>(el all lo que hace es construir el ejecutable examen cuando se ejecuta make)</text:p>
            <text:p text:style-name="P47"/>
            <text:p text:style-name="P47">$(EJECUTABLE):$(OBJETOS)</text:p>
            <text:p text:style-name="P47"><text:s text:c="10"/>$(C) $(OBJETOS) -o $(EJECUTABLE)</text:p>
            <text:p text:style-name="P47"/>
            <text:p text:style-name="P47">fcadenas.o:fcadenas.c</text:p>
            <text:p text:style-name="P47"><text:tab/>$(C) -c fcadenas.c -o fcadenas.<text:span text:style-name="T38">o</text:span></text:p>
            <text:p text:style-name="P47"/>
            <text:p text:style-name="P47">longitudcadena.o:longitudcadena.c</text:p>
            <text:p text:style-name="P47"><text:tab/>$(C) -I. -c longitudcadena.c -o longitudcadena.o</text:p>
            <text:p text:style-name="P47"><text:tab/></text:p>
            <text:p text:style-name="P47">clean:</text:p>
            <text:p text:style-name="P47"><text:s text:c="7"/>rm -f $(OBJETOS)</text:p>
            <text:p text:style-name="P47"/>
            <text:p text:style-name="P47">install: $(EJECUTABLE)</text:p>
            <text:p text:style-name="P47"><text:s text:c="6"/>cp $(EJECUTABLE) $(BIN_DIR)</text:p>
            <text:p text:style-name="P47"/>
            <text:p text:style-name="P47">.PHONY: all clean install </text:p>
            <text:p text:style-name="P47"><text:soft-page-break/></text:p>
            <text:p text:style-name="P48">make</text:p>
            <text:p text:style-name="P48">./examen</text:p>
          </table:table-cell>
        </table:table-row>
      </table:table>
      <text:p text:style-name="P12"/>
      <text:p text:style-name="P12">c)Crea la librería estática libcadenas.a con el módulo fcadenas. Crea el ejecutable usando dicha librería</text:p>
      <table:table table:name="Tabla11" table:style-name="Tabla11">
        <table:table-column table:style-name="Tabla11.A"/>
        <table:table-row>
          <table:table-cell table:style-name="Tabla11.A1" office:value-type="string">
            <text:p text:style-name="P18">gcc -c fcadenas.c -o fcadenas.o <text:span text:style-name="T38">(no lo ejecutamos otra vez, prq ya lo hemos ejecutado antes)</text:span></text:p>
            <text:p text:style-name="P24">ar rv libcadenas.a fcadenas.o</text:p>
            <text:p text:style-name="P24">ranlib <text:s/>libcadenas.a</text:p>
            <text:p text:style-name="P11"><text:span text:style-name="T11">gcc longitudcadena.c -L. -I. <text:s/>-o longitudcadena <text:s/>-lcadenas -static (</text:span><text:span text:style-name="T8">Compilar </text:span><text:span text:style-name="Source_20_Text"><text:span text:style-name="T12">longitudcadena.c</text:span></text:span><text:span text:style-name="T9"> </text:span><text:span text:style-name="T8">con la librería </text:span><text:span text:style-name="Source_20_Text"><text:span text:style-name="T12">libcadenas.a</text:span></text:span><text:span text:style-name="T9"> </text:span><text:span text:style-name="T8">para producir el ejecutable</text:span><text:span text:style-name="T11">)</text:span></text:p>
          </table:table-cell>
        </table:table-row>
      </table:table>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HG Mincho Light J" svg:font-family="'HG Mincho Light J'" style:font-family-generic="roman" style:font-pitch="variable"/>
    <style:font-face style:name="HG Mincho Light J1" svg:font-family="'HG Mincho Light J'"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imbus Roman No9 L" svg:font-family="'Nimbus Roman No9 L'" style:font-family-generic="roman" style:font-pitch="variable"/>
    <style:font-face style:name="Nimbus Roman No9 L1" svg:font-family="'Nimbus Roman No9 L'" style:font-family-generic="system" style:font-pitch="variable"/>
    <style:font-face style:name="Noto Sans Mono CJK SC" svg:font-family="'Noto Sans Mono CJK SC'" style:font-family-generic="modern" style:font-pitch="fixed"/>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mily-generic="roman"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es" fo:country="ES" style:letter-kerning="false" style:font-name-asian="Nimbus Roman No9 L1" style:font-size-asian="12pt" style:language-asian="zh" style:country-asian="CN" style:font-name-complex="Nimbus Roman No9 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s" fo:country="ES" style:letter-kerning="false" style:font-name-asian="Nimbus Roman No9 L1" style:font-size-asian="12pt" style:language-asian="zh" style:country-asian="CN" style:font-name-complex="Nimbus Roman No9 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text-align="justify" style:justify-single-word="false" fo:text-indent="0cm" style:auto-text-indent="false" fo:keep-with-next="always"/>
      <style:text-properties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Heading_20_2" style:display-name="Heading 2" style:family="paragraph" style:parent-style-name="normal" style:next-style-name="Standard" style:default-outline-level="" style:class="text">
      <style:paragraph-properties fo:margin-left="0cm" fo:margin-right="0cm" fo:margin-top="0.42cm" fo:margin-bottom="0.21cm" style:contextual-spacing="false" fo:line-height="100%" fo:text-indent="0cm" style:auto-text-indent="false"/>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style style:name="Subtitle" style:family="paragraph" style:parent-style-name="normal" style:next-style-name="Standard" style:default-outline-level="" style:class="chapter">
      <style:paragraph-properties fo:margin-top="0.282cm" fo:margin-bottom="0cm" style:contextual-spacing="false" fo:line-height="100%">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loext:opacity="100%" style:font-name="HG Mincho Light J" fo:font-family="'HG Mincho Light J'" style:font-family-generic="roman" style:font-pitch="variable" fo:font-size="32pt" style:font-name-asian="HG Mincho Light J1" style:font-family-asian="'HG Mincho Light J'" style:font-family-generic-asian="system" style:font-pitch-asian="variable" style:font-size-asian="32pt" style:font-name-complex="HG Mincho Light J1" style:font-family-complex="'HG Mincho Light J'" style:font-family-generic-complex="system" style:font-pitch-complex="variable" style:font-size-complex="3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498cm" style:type="center"/>
          <style:tab-stop style:position="16.999cm" style:type="right"/>
        </style:tab-stops>
      </style:paragraph-properties>
      <style:text-properties fo:font-variant="normal" fo:text-transform="none" fo:color="#000000" loext:opacity="100%" style:text-line-through-style="none" style:text-line-through-type="none" style:text-position="0% 100%" style:font-name="Nimbus Roman No9 L" fo:font-size="12pt" fo:font-style="normal" style:text-underline-style="none" fo:font-weight="normal" style:font-name-asian="Nimbus Roman No9 L1" style:font-size-asian="12pt" style:font-style-asian="normal" style:font-weight-asian="normal" style:font-name-complex="Nimbus Roman No9 L1" style:font-size-complex="12p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3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83cm" fo:margin-left="0cm" fo:margin-right="0cm" fo:margin-bottom="0.98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utor:Kepa Bengoetxea<text:tab/> <text:s text:c="30"/>Práctica: Creación de Aplicaciones en C (GNU/Linux)</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25T12:49:21.261770339</dc:date>
    <meta:editing-duration>PT37M57S</meta:editing-duration>
    <meta:editing-cycles>4</meta:editing-cycles>
    <meta:document-statistic meta:table-count="13" meta:image-count="0" meta:object-count="0" meta:page-count="6" meta:paragraph-count="178" meta:word-count="1042" meta:character-count="7469" meta:non-whitespace-character-count="6422"/>
  </office:meta>
</office:document-meta>
</file>